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Mount Vernon's Historic Districts</text:span></text:p>
      <text:p text:style-name="P1"><text:span text:style-name="T1">and other history-related resources </text:span></text:p>
      <text:p text:style-name="P1"><text:span text:style-name="T2"/></text:p>
      <text:p text:style-name="P1"><text:span text:style-name="T3">Mount Vernon is pleased to have three Historic Districts listed with the National Register of Historic Places.<text:s text:c="2"/>These are the Mount Vernon Commercial Historic District, the Ash Park Historic District, and the Cornell College Historic District.<text:s text:c="2"/>For an overview of the historic context and importance of these districts, please see the essay below titled “An Introduction to the History, Eras, and Historic Districts.”<text:s text:c="2"/>For more information on the individual districts, please see the respective pages below.<text:s text:c="2"/>Also on these pages are self-guided walking tours which can be downloaded, printed out, and followed.<text:s text:c="2"/>For more secondary writings, see the folder “Secondary Documents.”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